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eae39" officeooo:paragraph-rsid="000eae39"/>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RUN:</text:p>
      <text:p text:style-name="P1"/>
      <text:p text:style-name="P1">START THE NODEJS SERVER ON LOCALHOST FOR EXAMPLE</text:p>
      <text:p text:style-name="P1">$ node server.js</text:p>
      <text:p text:style-name="P1"/>
      <text:p text:style-name="P1">OPEN THE index.html FILE WITH SOME BROWSER AND START CALCULATING FOR EXAMPLE</text:p>
      <text:p text:style-name="P1">$ firefox &lt;path_to_web_services_folder&gt;/Step 1/frontend/index.html</text:p>
      <text:p text:style-name="P1"/>
      <text:p text:style-name="P1">"Basic Functionality" directory contains application based on the information given under the "Specifications" in the assignement sheet. Directories "Step 1", "Step 2" and "Step 3" contain implementations of different steps respectively. Each directory contains "frontend" and "backend" directories. Frontend consists of index.html file and "js" directory that contains jquery library and helper.js to specify the used functions in. Backend includes server.js and node libraries used.</text:p>
      <text:p text:style-name="P1"/>
      <text:p text:style-name="P1">Notes:</text:p>
      <text:p text:style-name="P1"/>
      <text:p text:style-name="P1">Implementation is quite different from variant 3 of step 2 on. This is due to the fact that I had misunderstood some of the assignment and had to redo it later. At this point I already had found out a better way to handle the ajax messaging so I added it.</text:p>
      <text:p text:style-name="P1"/>
      <text:p text:style-name="P1"/>
      <text:p text:style-name="P1"><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6:28:03.066561178</meta:creation-date>
    <dc:date>2016-02-24T16:43:48.170762763</dc:date>
    <meta:editing-duration>PT15M45S</meta:editing-duration>
    <meta:editing-cycles>2</meta:editing-cycles>
    <meta:generator>LibreOffice/5.0.4.2$Linux_X86_64 LibreOffice_project/00$Build-2</meta:generator>
    <meta:document-statistic meta:table-count="0" meta:image-count="0" meta:object-count="1" meta:page-count="1" meta:paragraph-count="8" meta:word-count="147" meta:character-count="962" meta:non-whitespace-character-count="8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4.436cm" svg:y="0.315cm" chart:style-name="ch2">
          <text:p>Sent messages / cache size relation</text:p>
        </chart:title>
        <chart:plot-area chart:style-name="ch3" chart:data-source-has-labels="both" svg:x="1.33cm" svg:y="1.273cm" svg:width="14.349cm" svg:height="6.566cm">
          <chartooo:coordinate-region svg:x="2.322cm" svg:y="1.473cm" svg:width="12.985cm" svg:height="5.719cm"/>
          <chart:axis chart:dimension="x" chart:name="primary-x" chart:style-name="ch4" chartooo:axis-type="auto">
            <chartooo:date-scale/>
            <chart:title svg:x="7.64cm" svg:y="8.018cm" chart:style-name="ch5">
              <text:p>Cache size</text:p>
            </chart:title>
            <chart:categories table:cell-range-address="local-table.$A$2:.$A$12"/>
            <chart:grid chart:style-name="ch6" chart:class="major"/>
            <chart:grid chart:style-name="ch7" chart:class="minor"/>
          </chart:axis>
          <chart:axis chart:dimension="y" chart:name="primary-y" chart:style-name="ch8">
            <chart:title svg:x="0.451cm" svg:y="6.571cm" chart:style-name="ch9">
              <text:p>Messages sent to backend</text:p>
            </chart:title>
            <chart:grid chart:style-name="ch6"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0</text:p>
              </table:table-cell>
              <table:table-cell office:value-type="float" office:value="7046">
                <text:p>7046</text:p>
              </table:table-cell>
            </table:table-row>
            <table:table-row>
              <table:table-cell office:value-type="string">
                <text:p>3</text:p>
              </table:table-cell>
              <table:table-cell office:value-type="float" office:value="7036">
                <text:p>7036</text:p>
              </table:table-cell>
            </table:table-row>
            <table:table-row>
              <table:table-cell office:value-type="string">
                <text:p>5</text:p>
              </table:table-cell>
              <table:table-cell office:value-type="float" office:value="6768">
                <text:p>6768</text:p>
              </table:table-cell>
            </table:table-row>
            <table:table-row>
              <table:table-cell office:value-type="string">
                <text:p>8</text:p>
              </table:table-cell>
              <table:table-cell office:value-type="float" office:value="5988">
                <text:p>5988</text:p>
              </table:table-cell>
            </table:table-row>
            <table:table-row>
              <table:table-cell office:value-type="string">
                <text:p>10</text:p>
              </table:table-cell>
              <table:table-cell office:value-type="float" office:value="5986">
                <text:p>5986</text:p>
              </table:table-cell>
            </table:table-row>
            <table:table-row>
              <table:table-cell office:value-type="string">
                <text:p>15</text:p>
              </table:table-cell>
              <table:table-cell office:value-type="float" office:value="5986">
                <text:p>5986</text:p>
              </table:table-cell>
            </table:table-row>
            <table:table-row>
              <table:table-cell office:value-type="string">
                <text:p>20</text:p>
              </table:table-cell>
              <table:table-cell office:value-type="float" office:value="5972">
                <text:p>5972</text:p>
              </table:table-cell>
            </table:table-row>
            <table:table-row>
              <table:table-cell office:value-type="string">
                <text:p>22</text:p>
              </table:table-cell>
              <table:table-cell office:value-type="float" office:value="5951">
                <text:p>5951</text:p>
              </table:table-cell>
            </table:table-row>
            <table:table-row>
              <table:table-cell office:value-type="string">
                <text:p>25</text:p>
              </table:table-cell>
              <table:table-cell office:value-type="float" office:value="3646">
                <text:p>3646</text:p>
              </table:table-cell>
            </table:table-row>
            <table:table-row>
              <table:table-cell office:value-type="string">
                <text:p>30</text:p>
              </table:table-cell>
              <table:table-cell office:value-type="float" office:value="3646">
                <text:p>3646</text:p>
              </table:table-cell>
            </table:table-row>
            <table:table-row>
              <table:table-cell office:value-type="string">
                <text:p>1000</text:p>
              </table:table-cell>
              <table:table-cell office:value-type="float" office:value="3646">
                <text:p>36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